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style:text-underline-style="none"/>
    </style:style>
    <style:style style:name="T34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>ПРОТОКОЛ <text:span text:style-name="T8">ПОВЕРКИ</text:span></text:p>
      <text:p text:style-name="P6"/>
      <text:p text:style-name="P5"><text:span text:style-name="T31">дозиметра рентгеновского и гамма-излучения МКС- </text:span><text:span text:style-name="T32">AT6130C</text:span></text:p>
      <text:p text:style-name="P6"/>
      <text:p text:style-name="P17"><text:span text:style-name="T10">№ _</text:span><text:span text:style-name="T13">$</text:span><text:span text:style-name="T4">allSerial</text:span><text:span text:style-name="T5"><text:tab/><text:tab/></text:span></text:p>
      <text:p text:style-name="P18"><text:span text:style-name="T23">принадлежащего<text:tab/></text:span><text:span text:style-name="T24"><text:tab/></text:span></text:p>
      <text:p text:style-name="P13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3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34">МРБ МП. 1196-2013</text:span></text:p>
      <text:p text:style-name="P10"><text:span text:style-name="T8">1. </text:span>Эталонные средства измерений:</text:p>
      <text:p text:style-name="P14">- <text:span text:style-name="T1">$facility_110</text:span>;</text:p>
      <text:p text:style-name="P11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5">- контроль работоспособности<text:tab/></text:p>
      <text:p text:style-name="P19"><text:span text:style-name="T8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1">3. <text:span text:style-name="T33">Определение метрологических характеристик:</text:span></text:p>
      <text:p text:style-name="P19"><text:span text:style-name="T6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5">а</text:span><text:span text:style-name="T6">-радиометр</text:span><text:span text:style-name="T15">а</text:span><text:span text:style-name="T6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2"><text:span text:style-name="T8">Д</text:span>озиметр-радиометр МКС-AT6130C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8">контрольной</text:span> точке <text:span text:style-name="T22">Ḣ</text:span><text:span text:style-name="T17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9">Относи-тельная</text:span><text:span text:style-name="T30"> </text:span><text:span text:style-name="T9">погреш-ность</text:span><text:span text:style-name="T30"> </text:span><text:span text:style-name="T9">измерения</text:span> </text:p>
            <text:p text:style-name="P28"><text:span text:style-name="T11">θ</text:span><text:span text:style-name="T21">пр</text:span><text:span text:style-name="T17">i</text:span><text:span text:style-name="T8">,</text:span> %</text:p>
          </table:table-cell>
          <table:table-cell table:style-name="t1.B2" table:number-rows-spanned="3" office:value-type="string">
            <text:p text:style-name="P26"><text:span text:style-name="T8">Довери-тель</text:span>ная граница погреш-ности измерения <text:span text:style-name="T7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5">Предел основной </text:span><text:span text:style-name="T8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3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2">H</text:span><text:span text:style-name="T16">1</text:span></text:p>
          </table:table-cell>
          <table:table-cell table:style-name="t1.D3" office:value-type="string">
            <text:p text:style-name="P31"><text:span text:style-name="T3">H</text:span><text:span text:style-name="T16">2</text:span></text:p>
          </table:table-cell>
          <table:table-cell table:style-name="t1.D3" office:value-type="string">
            <text:p text:style-name="P31"><text:span text:style-name="T3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3">0,7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4" office:value-type="string">
            <text:p text:style-name="P23">±<text:span text:style-name="T8">20</text:span></text:p>
          </table:table-cell>
        </table:table-row>
        <table:table-row>
          <table:table-cell table:style-name="t1.A5" office:value-type="string">
            <text:p text:style-name="P23">7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23">70 мк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8" office:value-type="string">
            <text:p text:style-name="P23">0.7 мЗв/ч</text:p>
          </table:table-cell>
          <table:table-cell table:style-name="t1.B8" office:value-type="string">
            <text:p text:style-name="P24">$1-33</text:p>
          </table:table-cell>
          <table:table-cell table:style-name="t1.B8" office:value-type="string">
            <text:p text:style-name="P24">$1-43</text:p>
          </table:table-cell>
          <table:table-cell table:style-name="t1.B8" office:value-type="string">
            <text:p text:style-name="P24">$1-53</text:p>
          </table:table-cell>
          <table:table-cell table:style-name="t1.B8" office:value-type="string">
            <text:p text:style-name="P24">$1-63</text:p>
          </table:table-cell>
          <table:table-cell table:style-name="t1.B8" office:value-type="string">
            <text:p text:style-name="P24">$1-73</text:p>
          </table:table-cell>
          <table:table-cell table:style-name="t1.B8" office:value-type="string">
            <text:p text:style-name="P24">$1-83</text:p>
          </table:table-cell>
          <table:table-cell table:style-name="t1.B8" office:value-type="string">
            <text:p text:style-name="P24">$1-03</text:p>
          </table:table-cell>
          <table:table-cell table:style-name="t1.B8" office:value-type="string">
            <text:p text:style-name="P24">$1-13</text:p>
          </table:table-cell>
          <table:table-cell table:style-name="t1.B8" office:value-type="string">
            <text:p text:style-name="P24">$1-23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5" office:value-type="string">
            <text:p text:style-name="P7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16:05.97</dc:date>
    <meta:editing-duration>P3DT5H52M47S</meta:editing-duration>
    <meta:editing-cycles>333</meta:editing-cycles>
    <meta:generator>OpenOffice/4.1.6$Win32 OpenOffice.org_project/416m1$Build-9790</meta:generator>
    <meta:document-statistic meta:table-count="2" meta:image-count="0" meta:object-count="0" meta:page-count="1" meta:paragraph-count="81" meta:word-count="226" meta:character-count="1718"/>
  </office:meta>
</office:document-meta>
</file>